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_5f_src_5f_cs_5f_rus" style:display-name="t_src_cs_rus" style:family="table">
      <style:table-properties style:width="7.0729in" table:align="margins"/>
    </style:style>
    <style:style style:name="t_5f_src_5f_cs_5f_rus.A" style:display-name="t_src_cs_rus.A" style:family="table-column">
      <style:table-column-properties style:column-width="7.0729in" style:rel-column-width="65535*"/>
    </style:style>
    <style:style style:name="t_5f_src_5f_cs_5f_rus.A1" style:display-name="t_src_cs_rus.A1" style:family="table-cell">
      <style:table-cell-properties fo:padding="0in" fo:border="0.0007in solid #000000"/>
    </style:style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gradtitle" style:family="table">
      <style:table-properties style:width="7.0729in" table:align="margins"/>
    </style:style>
    <style:style style:name="tgradtitle.A" style:family="table-column">
      <style:table-column-properties style:column-width="7.0729in" style:rel-column-width="65535*"/>
    </style:style>
    <style:style style:name="tgradtitle.A1" style:family="table-cell">
      <style:table-cell-properties fo:padding="0in" fo:border="none"/>
    </style:style>
    <style:style style:name="tgradhead" style:family="table">
      <style:table-properties style:width="7.0729in" table:align="margins"/>
    </style:style>
    <style:style style:name="tgradhead.A" style:family="table-column">
      <style:table-column-properties style:column-width="2.3576in" style:rel-column-width="21845*"/>
    </style:style>
    <style:style style:name="tgradhead.A1" style:family="table-cell">
      <style:table-cell-properties style:vertical-align="" fo:background-color="transparent" fo:padding="0.0201in" fo:border-left="0.0139in solid #000000" fo:border-right="none" fo:border-top="0.0139in solid #000000" fo:border-bottom="0.0007in solid #000000">
        <style:background-image/>
      </style:table-cell-properties>
    </style:style>
    <style:style style:name="tgradhead.B1" style:family="table-cell">
      <style:table-cell-properties style:vertical-align="" fo:background-color="transparent" fo:padding="0.0201in" fo:border-left="0.0007in solid #000000" fo:border-right="none" fo:border-top="0.0139in solid #000000" fo:border-bottom="0.0007in solid #000000">
        <style:background-image/>
      </style:table-cell-properties>
    </style:style>
    <style:style style:name="tgradhead.C1" style:family="table-cell">
      <style:table-cell-properties style:vertical-align="" fo:background-color="transparent" fo:padding="0.0201in" fo:border-left="0.0007in solid #000000" fo:border-right="0.0139in solid #000000" fo:border-top="0.0139in solid #000000" fo:border-bottom="0.0007in solid #000000">
        <style:background-image/>
      </style:table-cell-properties>
    </style:style>
    <style:style style:name="tgrad1" style:family="table">
      <style:table-properties style:width="7.0729in" table:align="margins"/>
    </style:style>
    <style:style style:name="tgrad1.A" style:family="table-column">
      <style:table-column-properties style:column-width="2.3576in" style:rel-column-width="21845*"/>
    </style:style>
    <style:style style:name="tgrad1.A1" style:family="table-cell">
      <style:table-cell-properties fo:background-color="transparent" fo:padding="0.0201in" fo:border-left="0.0139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139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7.0729in" table:align="margins"/>
    </style:style>
    <style:style style:name="tgrad2.A" style:family="table-column">
      <style:table-column-properties style:column-width="2.3576in" style:rel-column-width="21845*"/>
    </style:style>
    <style:style style:name="tgrad2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" style:family="table">
      <style:table-properties style:width="7.0729in" table:align="margins"/>
    </style:style>
    <style:style style:name="tgrad3.A" style:family="table-column">
      <style:table-column-properties style:column-width="2.3576in" style:rel-column-width="21845*"/>
    </style:style>
    <style:style style:name="tgrad3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4" style:family="table">
      <style:table-properties style:width="7.0729in" table:align="margins"/>
    </style:style>
    <style:style style:name="tgrad4.A" style:family="table-column">
      <style:table-column-properties style:column-width="2.3576in" style:rel-column-width="21845*"/>
    </style:style>
    <style:style style:name="tgrad4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5" style:family="table">
      <style:table-properties style:width="7.0729in" table:align="margins"/>
    </style:style>
    <style:style style:name="tgrad5.A" style:family="table-column">
      <style:table-column-properties style:column-width="2.3576in" style:rel-column-width="21845*"/>
    </style:style>
    <style:style style:name="tgrad5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6" style:family="table">
      <style:table-properties style:width="7.0729in" table:align="margins"/>
    </style:style>
    <style:style style:name="tgrad6.A" style:family="table-column">
      <style:table-column-properties style:column-width="2.3576in" style:rel-column-width="21845*"/>
    </style:style>
    <style:style style:name="tgrad6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7" style:family="table">
      <style:table-properties style:width="7.0729in" table:align="margins"/>
    </style:style>
    <style:style style:name="tgrad7.A" style:family="table-column">
      <style:table-column-properties style:column-width="2.3576in" style:rel-column-width="21845*"/>
    </style:style>
    <style:style style:name="tgrad7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8" style:family="table">
      <style:table-properties style:width="7.0729in" table:align="margins"/>
    </style:style>
    <style:style style:name="tgrad8.A" style:family="table-column">
      <style:table-column-properties style:column-width="2.3576in" style:rel-column-width="21845*"/>
    </style:style>
    <style:style style:name="tgrad8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9" style:family="table">
      <style:table-properties style:width="7.0729in" table:align="margins"/>
    </style:style>
    <style:style style:name="tgrad9.A" style:family="table-column">
      <style:table-column-properties style:column-width="2.3576in" style:rel-column-width="21845*"/>
    </style:style>
    <style:style style:name="tgrad9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0" style:family="table">
      <style:table-properties style:width="7.0729in" table:align="margins"/>
    </style:style>
    <style:style style:name="tgrad10.A" style:family="table-column">
      <style:table-column-properties style:column-width="2.3576in" style:rel-column-width="21845*"/>
    </style:style>
    <style:style style:name="tgrad10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1" style:family="table">
      <style:table-properties style:width="7.0729in" table:align="margins"/>
    </style:style>
    <style:style style:name="tgrad11.A" style:family="table-column">
      <style:table-column-properties style:column-width="2.3576in" style:rel-column-width="21845*"/>
    </style:style>
    <style:style style:name="tgrad11.A1" style:family="table-cell">
      <style:table-cell-properties fo:background-color="transparent" fo:padding="0.0201in" fo:border-left="0.0139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139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7.0729in" table:align="margins"/>
    </style:style>
    <style:style style:name="tgrad12.A" style:family="table-column">
      <style:table-column-properties style:column-width="2.3576in" style:rel-column-width="21845*"/>
    </style:style>
    <style:style style:name="tgrad12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3" style:family="table">
      <style:table-properties style:width="7.0729in" table:align="margins"/>
    </style:style>
    <style:style style:name="tgrad13.A" style:family="table-column">
      <style:table-column-properties style:column-width="2.3576in" style:rel-column-width="21845*"/>
    </style:style>
    <style:style style:name="tgrad13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4" style:family="table">
      <style:table-properties style:width="7.0729in" table:align="margins"/>
    </style:style>
    <style:style style:name="tgrad14.A" style:family="table-column">
      <style:table-column-properties style:column-width="2.3576in" style:rel-column-width="21845*"/>
    </style:style>
    <style:style style:name="tgrad14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5" style:family="table">
      <style:table-properties style:width="7.0729in" table:align="margins"/>
    </style:style>
    <style:style style:name="tgrad15.A" style:family="table-column">
      <style:table-column-properties style:column-width="2.3576in" style:rel-column-width="21845*"/>
    </style:style>
    <style:style style:name="tgrad15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6" style:family="table">
      <style:table-properties style:width="7.0729in" table:align="margins"/>
    </style:style>
    <style:style style:name="tgrad16.A" style:family="table-column">
      <style:table-column-properties style:column-width="2.3576in" style:rel-column-width="21845*"/>
    </style:style>
    <style:style style:name="tgrad16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7" style:family="table">
      <style:table-properties style:width="7.0729in" table:align="margins"/>
    </style:style>
    <style:style style:name="tgrad17.A" style:family="table-column">
      <style:table-column-properties style:column-width="2.3576in" style:rel-column-width="21845*"/>
    </style:style>
    <style:style style:name="tgrad17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8" style:family="table">
      <style:table-properties style:width="7.0729in" table:align="margins"/>
    </style:style>
    <style:style style:name="tgrad18.A" style:family="table-column">
      <style:table-column-properties style:column-width="2.3576in" style:rel-column-width="21845*"/>
    </style:style>
    <style:style style:name="tgrad18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9" style:family="table">
      <style:table-properties style:width="7.0729in" table:align="margins"/>
    </style:style>
    <style:style style:name="tgrad19.A" style:family="table-column">
      <style:table-column-properties style:column-width="2.3576in" style:rel-column-width="21845*"/>
    </style:style>
    <style:style style:name="tgrad19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0" style:family="table">
      <style:table-properties style:width="7.0729in" table:align="margins"/>
    </style:style>
    <style:style style:name="tgrad20.A" style:family="table-column">
      <style:table-column-properties style:column-width="2.3576in" style:rel-column-width="21845*"/>
    </style:style>
    <style:style style:name="tgrad20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1" style:family="table">
      <style:table-properties style:width="7.0729in" table:align="margins"/>
    </style:style>
    <style:style style:name="tgrad21.A" style:family="table-column">
      <style:table-column-properties style:column-width="2.3576in" style:rel-column-width="21845*"/>
    </style:style>
    <style:style style:name="tgrad21.A1" style:family="table-cell">
      <style:table-cell-properties fo:background-color="transparent" fo:padding="0.0201in" fo:border-left="0.0139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139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7.0729in" table:align="margins"/>
    </style:style>
    <style:style style:name="tgrad22.A" style:family="table-column">
      <style:table-column-properties style:column-width="2.3576in" style:rel-column-width="21845*"/>
    </style:style>
    <style:style style:name="tgrad22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3" style:family="table">
      <style:table-properties style:width="7.0729in" table:align="margins"/>
    </style:style>
    <style:style style:name="tgrad23.A" style:family="table-column">
      <style:table-column-properties style:column-width="2.3576in" style:rel-column-width="21845*"/>
    </style:style>
    <style:style style:name="tgrad23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4" style:family="table">
      <style:table-properties style:width="7.0729in" table:align="margins"/>
    </style:style>
    <style:style style:name="tgrad24.A" style:family="table-column">
      <style:table-column-properties style:column-width="2.3576in" style:rel-column-width="21845*"/>
    </style:style>
    <style:style style:name="tgrad24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5" style:family="table">
      <style:table-properties style:width="7.0729in" table:align="margins"/>
    </style:style>
    <style:style style:name="tgrad25.A" style:family="table-column">
      <style:table-column-properties style:column-width="2.3576in" style:rel-column-width="21845*"/>
    </style:style>
    <style:style style:name="tgrad25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6" style:family="table">
      <style:table-properties style:width="7.0729in" table:align="margins"/>
    </style:style>
    <style:style style:name="tgrad26.A" style:family="table-column">
      <style:table-column-properties style:column-width="2.3576in" style:rel-column-width="21845*"/>
    </style:style>
    <style:style style:name="tgrad26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7" style:family="table">
      <style:table-properties style:width="7.0729in" table:align="margins"/>
    </style:style>
    <style:style style:name="tgrad27.A" style:family="table-column">
      <style:table-column-properties style:column-width="2.3576in" style:rel-column-width="21845*"/>
    </style:style>
    <style:style style:name="tgrad27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8" style:family="table">
      <style:table-properties style:width="7.0729in" table:align="margins"/>
    </style:style>
    <style:style style:name="tgrad28.A" style:family="table-column">
      <style:table-column-properties style:column-width="2.3576in" style:rel-column-width="21845*"/>
    </style:style>
    <style:style style:name="tgrad28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9" style:family="table">
      <style:table-properties style:width="7.0729in" table:align="margins"/>
    </style:style>
    <style:style style:name="tgrad29.A" style:family="table-column">
      <style:table-column-properties style:column-width="2.3576in" style:rel-column-width="21845*"/>
    </style:style>
    <style:style style:name="tgrad29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0" style:family="table">
      <style:table-properties style:width="7.0729in" table:align="margins"/>
    </style:style>
    <style:style style:name="tgrad30.A" style:family="table-column">
      <style:table-column-properties style:column-width="2.3576in" style:rel-column-width="21845*"/>
    </style:style>
    <style:style style:name="tgrad30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1" style:family="table">
      <style:table-properties style:width="7.0729in" table:align="margins"/>
    </style:style>
    <style:style style:name="tgrad31.A" style:family="table-column">
      <style:table-column-properties style:column-width="2.3576in" style:rel-column-width="21845*"/>
    </style:style>
    <style:style style:name="tgrad31.A1" style:family="table-cell">
      <style:table-cell-properties fo:background-color="transparent" fo:padding="0.0201in" fo:border-left="0.0139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139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7.0729in" table:align="margins"/>
    </style:style>
    <style:style style:name="tgrad32.A" style:family="table-column">
      <style:table-column-properties style:column-width="2.3576in" style:rel-column-width="21845*"/>
    </style:style>
    <style:style style:name="tgrad32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3" style:family="table">
      <style:table-properties style:width="7.0729in" table:align="margins"/>
    </style:style>
    <style:style style:name="tgrad33.A" style:family="table-column">
      <style:table-column-properties style:column-width="2.3576in" style:rel-column-width="21845*"/>
    </style:style>
    <style:style style:name="tgrad33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4" style:family="table">
      <style:table-properties style:width="7.0729in" table:align="margins"/>
    </style:style>
    <style:style style:name="tgrad34.A" style:family="table-column">
      <style:table-column-properties style:column-width="2.3576in" style:rel-column-width="21845*"/>
    </style:style>
    <style:style style:name="tgrad34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5" style:family="table">
      <style:table-properties style:width="7.0729in" table:align="margins"/>
    </style:style>
    <style:style style:name="tgrad35.A" style:family="table-column">
      <style:table-column-properties style:column-width="2.3576in" style:rel-column-width="21845*"/>
    </style:style>
    <style:style style:name="tgrad35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6" style:family="table">
      <style:table-properties style:width="7.0729in" table:align="margins"/>
    </style:style>
    <style:style style:name="tgrad36.A" style:family="table-column">
      <style:table-column-properties style:column-width="2.3576in" style:rel-column-width="21845*"/>
    </style:style>
    <style:style style:name="tgrad36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7" style:family="table">
      <style:table-properties style:width="7.0729in" table:align="margins"/>
    </style:style>
    <style:style style:name="tgrad37.A" style:family="table-column">
      <style:table-column-properties style:column-width="2.3576in" style:rel-column-width="21845*"/>
    </style:style>
    <style:style style:name="tgrad37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8" style:family="table">
      <style:table-properties style:width="7.0729in" table:align="margins"/>
    </style:style>
    <style:style style:name="tgrad38.A" style:family="table-column">
      <style:table-column-properties style:column-width="2.3576in" style:rel-column-width="21845*"/>
    </style:style>
    <style:style style:name="tgrad38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9" style:family="table">
      <style:table-properties style:width="7.0729in" table:align="margins"/>
    </style:style>
    <style:style style:name="tgrad39.A" style:family="table-column">
      <style:table-column-properties style:column-width="2.3576in" style:rel-column-width="21845*"/>
    </style:style>
    <style:style style:name="tgrad39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40" style:family="table">
      <style:table-properties style:width="7.0729in" table:align="margins"/>
    </style:style>
    <style:style style:name="tgrad40.A" style:family="table-column">
      <style:table-column-properties style:column-width="2.3576in" style:rel-column-width="21845*"/>
    </style:style>
    <style:style style:name="tgrad40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0" style:family="table">
      <style:table-properties style:width="7.0924in" fo:margin-left="-0.0097in" fo:margin-right="-0.0097in" table:align="margins"/>
    </style:style>
    <style:style style:name="tgrad0.A" style:family="table-column">
      <style:table-column-properties style:column-width="7.0924in" style:rel-column-width="65535*"/>
    </style:style>
    <style:style style:name="tgrad0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2" style:family="paragraph" style:parent-style-name="Обычный">
      <style:paragraph-properties fo:text-align="justify" style:justify-single-word="false"/>
    </style:style>
    <style:style style:name="P13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4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Обычный">
      <style:paragraph-properties fo:text-align="center" style:justify-single-word="false"/>
    </style:style>
    <style:style style:name="P16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7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8" style:family="paragraph" style:parent-style-name="Обычный">
      <style:paragraph-properties fo:text-align="justify" style:justify-single-word="false"/>
      <style:text-properties fo:font-size="12pt" fo:language="ru" fo:country="RU" fo:background-color="#ffff00" style:font-size-asian="12pt" style:font-size-complex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8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fo:background-color="transparent" style:font-size-asian="10pt" style:font-size-complex="10pt" fo:hyphenate="true" fo:hyphenation-remain-char-count="2" fo:hyphenation-push-char-count="2"/>
    </style:style>
    <style:style style:name="P29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2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fo:line-height="100%" fo:text-indent="0in" style:auto-text-indent="false">
        <style:tab-stops/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fo:font-size="7pt" style:font-size-asian="7pt" style:font-size-complex="7pt"/>
    </style:style>
    <style:style style:name="P35" style:family="paragraph" style:parent-style-name="Text_20_body">
      <style:paragraph-properties fo:margin-top="0in" fo:margin-bottom="0in" fo:line-height="100%" fo:text-align="center" style:justify-single-word="false" style:snap-to-layout-grid="false"/>
      <style:text-properties style:font-name="Arial" fo:font-size="9pt" fo:font-weight="normal" style:font-size-asian="9pt" style:font-weight-asian="normal" style:font-size-complex="9pt"/>
    </style:style>
    <style:style style:name="P36" style:family="paragraph" style:parent-style-name="Text_20_body">
      <style:paragraph-properties fo:margin-top="0in" fo:margin-bottom="0in" fo:line-height="100%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Обычный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9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0" style:family="text">
      <style:text-properties fo:language="ru" fo:country="RU" style:text-underline-style="none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6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7" style:family="text">
      <style:text-properties style:font-name="Arial" fo:font-size="10pt" fo:language="en" fo:country="US" style:font-size-asian="10pt" style:font-size-complex="10pt"/>
    </style:style>
    <style:style style:name="T18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9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none" style:font-size-asian="11pt" style:font-size-complex="11pt"/>
    </style:style>
    <style:style style:name="T4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1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2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3" style:family="text">
      <style:text-properties style:font-name="Arial" fo:font-size="11pt"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 style:font-size-complex="11pt" style:font-style-complex="italic" style:font-weight-complex="bold"/>
    </style:style>
    <style:style style:name="T44" style:family="text">
      <style:text-properties style:font-name="Arial" fo:font-size="11pt" fo:language="en" fo:country="US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 style:font-size-complex="11pt" style:font-style-complex="italic" style:font-weight-complex="bold"/>
    </style:style>
    <style:style style:name="T45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52" style:family="text">
      <style:text-properties style:font-name="Arial" fo:font-size="9pt" style:font-size-asian="9pt" style:font-size-complex="9pt"/>
    </style:style>
    <style:style style:name="T53" style:family="text">
      <style:text-properties style:font-name="Arial" fo:font-size="9pt" style:font-size-asian="9pt" style:font-size-complex="9pt" style:font-style-complex="italic"/>
    </style:style>
    <style:style style:name="T54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6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7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8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9" style:family="text">
      <style:text-properties style:font-name="Arial" fo:language="en" fo:country="US" fo:font-weight="bold" style:font-weight-asian="bold" style:font-name-complex="Arial" style:font-weight-complex="bold"/>
    </style:style>
    <style:style style:name="T60" style:family="text">
      <style:text-properties style:font-name="Arial" fo:font-weight="bold" style:font-weight-asian="bold" style:font-name-complex="Arial" style:font-weight-complex="bold"/>
    </style:style>
    <style:style style:name="T61" style:family="text">
      <style:text-properties fo:font-size="11pt" style:font-size-asian="11pt" style:font-size-complex="11pt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style:font-style-complex="italic"/>
    </style:style>
    <style:style style:name="T65" style:family="text">
      <style:text-properties fo:font-weight="normal" style:font-weight-asian="normal"/>
    </style:style>
    <style:style style:name="T66" style:family="text">
      <style:text-properties style:text-position="sub 58%" fo:font-style="italic" fo:font-weight="normal" style:font-style-asian="italic" style:font-weight-asian="normal" style:font-style-complex="italic"/>
    </style:style>
    <style:style style:name="T67" style:family="text">
      <style:text-properties fo:font-style="italic" fo:font-weight="normal" style:font-style-asian="italic" style:font-weight-asian="normal" style:font-style-complex="italic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Протокол № 48-<text:span text:style-name="T62"><text:tab/><text:tab/></text:span></text:p>
      <text:p text:style-name="P30"/>
      <text:p text:style-name="P12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47">Измерителя</text:span></text:span><text:span text:style-name="Основной_20_шрифт_20_абзаца"><text:span text:style-name="T46">-</text:span></text:span><text:span text:style-name="Основной_20_шрифт_20_абзаца"><text:span text:style-name="T47">сигнализатора</text:span></text:span><text:span text:style-name="Основной_20_шрифт_20_абзаца"><text:span text:style-name="T46"> </text:span></text:span><text:span text:style-name="Основной_20_шрифт_20_абзаца"><text:span text:style-name="T47">СРК</text:span></text:span><text:span text:style-name="Основной_20_шрифт_20_абзаца"><text:span text:style-name="T46">-АТ</text:span></text:span><text:span text:style-name="Основной_20_шрифт_20_абзаца"><text:span text:style-name="T47">2327</text:span></text:span><text:span text:style-name="Основной_20_шрифт_20_абзаца"><text:span text:style-name="T48"><text:tab/></text:span></text:span><text:span text:style-name="Основной_20_шрифт_20_абзаца"><text:span text:style-name="T41">зав. №</text:span></text:span><text:span text:style-name="Основной_20_шрифт_20_абзаца"><text:span text:style-name="T42"> </text:span></text:span><text:span text:style-name="Основной_20_шрифт_20_абзаца"><text:span text:style-name="T45">$serial </text:span></text:span></text:p>
      <text:p text:style-name="P10"/>
      <text:p text:style-name="P13"><text:span text:style-name="Основной_20_шрифт_20_абзаца"><text:span text:style-name="T39">в составе с (зав. №) </text:span></text:span><text:span text:style-name="Основной_20_шрифт_20_абзаца"><text:span text:style-name="T32"><text:s/></text:span></text:span><text:span text:style-name="Основной_20_шрифт_20_абзаца"><text:span text:style-name="T27">$</text:span></text:span><text:span text:style-name="Основной_20_шрифт_20_абзаца"><text:span text:style-name="T18">allS</text:span></text:span><text:span text:style-name="Основной_20_шрифт_20_абзаца"><text:span text:style-name="T18">erial</text:span></text:span><text:span text:style-name="Основной_20_шрифт_20_абзаца"><text:span text:style-name="T29"><text:tab/></text:span></text:span></text:p>
      <text:p text:style-name="P13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9"/>
      <text:p text:style-name="P13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4"><text:tab/><text:tab/></text:p>
      <text:p text:style-name="P26"><text:span text:style-name="Основной_20_шрифт_20_абзаца"><text:span text:style-name="T11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2">Т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5">°</text:span></text:span><text:span text:style-name="Основной_20_шрифт_20_абзаца"><text:span text:style-name="T22">С</text:span></text:span><text:span text:style-name="Основной_20_шрифт_20_абзаца"><text:span text:style-name="T11">, атмосферном давлении </text:span></text:span><text:span text:style-name="Основной_20_шрифт_20_абзаца"><text:span text:style-name="T22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кПа, относительной влажности воздуха </text:span></text:span><text:span text:style-name="Основной_20_шрифт_20_абзаца"><text:span text:style-name="T22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<text:s/>%, внешнем фоне γ-излучения </text:span></text:span><text:span text:style-name="Основной_20_шрифт_20_абзаца"><text:span text:style-name="T11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11">= </text:span></text:span><text:span text:style-name="Основной_20_шрифт_20_абзаца"><text:span text:style-name="T12"><text:s text:c="6"/></text:span></text:span><text:span text:style-name="Основной_20_шрифт_20_абзаца"><text:span text:style-name="T11">мкЗв/ч, согласно методике, изложенной в МРБ МП.</text:span></text:span><text:span text:style-name="Основной_20_шрифт_20_абзаца"><text:span text:style-name="T17">854</text:span></text:span><text:span text:style-name="Основной_20_шрифт_20_абзаца"><text:span text:style-name="T11">-20</text:span></text:span><text:span text:style-name="Основной_20_шрифт_20_абзаца"><text:span text:style-name="T17">20</text:span></text:span><text:span text:style-name="Основной_20_шрифт_20_абзаца"><text:span text:style-name="T11">:</text:span></text:span></text:p>
      <text:p text:style-name="P29"><text:span text:style-name="Основной_20_шрифт_20_абзаца"><text:span text:style-name="T55">- </text:span></text:span><text:span text:style-name="Основной_20_шрифт_20_абзаца"><text:span text:style-name="T11">$facility_pp_1</text:span></text:span><text:span text:style-name="Основной_20_шрифт_20_абзаца"><text:span text:style-name="T17">1</text:span></text:span><text:span text:style-name="Основной_20_шрифт_20_абзаца"><text:span text:style-name="T11">0;</text:span></text:span></text:p>
      <text:p text:style-name="P29"><text:span text:style-name="Основной_20_шрифт_20_абзаца"><text:span text:style-name="T55">- </text:span></text:span><text:span text:style-name="Основной_20_шрифт_20_абзаца"><text:span text:style-name="T11">$facility_pp_130;</text:span></text:span></text:p>
      <table:table table:name="t_src_cs_rus" table:style-name="t_5f_src_5f_cs_5f_rus">
        <table:table-column table:style-name="t_5f_src_5f_cs_5f_rus.A"/>
        <table:table-row>
          <table:table-cell table:style-name="t_5f_src_5f_cs_5f_rus.A1" office:value-type="string">
            <text:p text:style-name="P4"><text:span text:style-name="T7"><text:tab/></text:span><text:span text:style-name="Основной_20_шрифт_20_абзаца"><text:span text:style-name="T3">- </text:span></text:span><text:span text:style-name="T4">$</text:span>facility_src_cs_rus.</text:p>
          </table:table-cell>
        </table:table-row>
      </table:table>
      <text:p text:style-name="P28"/>
      <text:p text:style-name="P37">Диапазон измерения мощности амбиентно<text:span text:style-name="T7">го эквивалента</text:span> дозы рентгеновского и γ <text:span text:style-name="T4">–</text:span> излучения (МД):</text:p>
      <text:p text:style-name="P26"><text:span text:style-name="Основной_20_шрифт_20_абзаца"><text:span text:style-name="T55">- Б</text:span></text:span><text:span text:style-name="Основной_20_шрифт_20_абзаца"><text:span text:style-name="T56">ДКГ</text:span></text:span><text:span text:style-name="Основной_20_шрифт_20_абзаца"><text:span text:style-name="T51">-0</text:span></text:span><text:span text:style-name="Основной_20_шрифт_20_абзаца"><text:span text:style-name="T56">2</text:span></text:span><text:span text:style-name="Основной_20_шрифт_20_абзаца"><text:span text:style-name="T55">: </text:span></text:span><text:span text:style-name="Основной_20_шрифт_20_абзаца"><text:span text:style-name="T56">0.</text:span></text:span><text:span text:style-name="Основной_20_шрифт_20_абзаца"><text:span text:style-name="T51">1</text:span></text:span><text:span text:style-name="Основной_20_шрифт_20_абзаца"><text:span text:style-name="T55"> мкЗв/ч – 10.0 Зв/ч;</text:span></text:span></text:p>
      <text:p text:style-name="P27"><text:span text:style-name="Основной_20_шрифт_20_абзаца"><text:span text:style-name="T11"/></text:span></text:p>
      <text:p text:style-name="P12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9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9">□</text:span></text:span></text:p>
      <text:p text:style-name="P12"><text:span text:style-name="Основной_20_шрифт_20_абзаца"><text:span text:style-name="T58"/></text:span></text:p>
      <text:p text:style-name="P12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9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9">□</text:span></text:span></text:p>
      <text:p text:style-name="P4"/>
      <text:p text:style-name="P12"><text:span text:style-name="Основной_20_шрифт_20_абзаца"><text:span text:style-name="T25">Идентификационные данные (признаки):</text:span></text:span></text:p>
      <text:p text:style-name="P12"><text:span text:style-name="Основной_20_шрифт_20_абзаца"><text:span text:style-name="T40"><text:tab/></text:span></text:span><text:span text:style-name="Основной_20_шрифт_20_абзаца"><text:span text:style-name="T57">- </text:span></text:span><text:span text:style-name="Основной_20_шрифт_20_абзаца"><text:span text:style-name="T24">идентификационное наименование ПО:<text:tab/></text:span></text:span><text:span text:style-name="Основной_20_шрифт_20_абзаца"><text:span text:style-name="T26"><text:tab/></text:span></text:span><text:span text:style-name="Основной_20_шрифт_20_абзаца"><text:span text:style-name="T19">SARKtech.exe</text:span></text:span></text:p>
      <text:p text:style-name="P31"><text:span text:style-name="Основной_20_шрифт_20_абзаца"><text:span text:style-name="T8"><text:tab/></text:span></text:span><text:span text:style-name="Основной_20_шрифт_20_абзаца"><text:span text:style-name="T2">- </text:span></text:span><text:span text:style-name="Основной_20_шрифт_20_абзаца"><text:span text:style-name="T8">номер версии (идентификационный номер) ПО:<text:tab/></text:span></text:span><text:span text:style-name="Основной_20_шрифт_20_абзаца"><text:span text:style-name="T6">2</text:span></text:span><text:span text:style-name="Основной_20_шрифт_20_абзаца"><text:span text:style-name="T9">.0.17.1; 2.3.0.1</text:span></text:span></text:p>
      <text:p text:style-name="P4"/>
      <text:p text:style-name="P8">3. Определение метрологических характеристик:</text:p>
      <text:p text:style-name="P12"><text:span text:style-name="Основной_20_шрифт_20_абзаца"><text:span text:style-name="T20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1">γ-излучения</text:span></text:span><text:span text:style-name="Основной_20_шрифт_20_абзаца"><text:span text:style-name="T20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32"><text:span text:style-name="T5">Блок детектирования </text:span><text:span text:style-name="Основной_20_шрифт_20_абзаца"><text:span text:style-name="T64">γ</text:span></text:span><text:span text:style-name="T10">-излучения БДКГ-</text:span><text:span text:style-name="T63">0</text:span><text:span text:style-name="T10">2 </text:span><text:span text:style-name="T5">зав </text:span><text:span text:style-name="T63">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3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B2" office:value-type="string">
            <text:p text:style-name="P15"><text:span text:style-name="Основной_20_шрифт_20_абзаца"><text:span text:style-name="T50">d</text:span></text:span><text:span text:style-name="T54">,</text:span><text:span text:style-name="T52"> см</text:span></text:p>
          </table:table-cell>
          <table:table-cell table:style-name="t1.B2" table:number-columns-spanned="3" office:value-type="string">
            <text:p text:style-name="P23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3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5"><text:span text:style-name="T52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53">,</text:span></text:span></text:p>
            <text:p text:style-name="P6">%</text:p>
          </table:table-cell>
          <table:table-cell table:style-name="t1.B2" office:value-type="string">
            <text:p text:style-name="P15"><text:span text:style-name="T52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53">,</text:span></text:span></text:p>
            <text:p text:style-name="P7">%</text:p>
          </table:table-cell>
          <table:table-cell table:style-name="t1.J2" office:value-type="string">
            <text:p text:style-name="P15"><text:span text:style-name="T52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53">,</text:span></text:span></text:p>
            <text:p text:style-name="P6">%</text:p>
          </table:table-cell>
        </table:table-row>
        <table:table-row>
          <table:table-cell table:style-name="t1.A3" office:value-type="string">
            <text:p text:style-name="P23">фон (мкЗв/ч)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J3" office:value-type="string">
            <text:p text:style-name="P24">—</text:p>
          </table:table-cell>
        </table:table-row>
        <table:table-row>
          <table:table-cell table:style-name="t1.A3" office:value-type="string">
            <text:p text:style-name="P19">0,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$1-60</text:p>
          </table:table-cell>
          <table:table-cell table:style-name="t1.B3" office:value-type="string">
            <text:p text:style-name="P20">$1-70</text:p>
          </table:table-cell>
          <table:table-cell table:style-name="t1.B3" office:value-type="string">
            <text:p text:style-name="P20">$1-80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J4" table:number-rows-spanned="8" office:value-type="string">
            <text:p text:style-name="P19">±<text:span text:style-name="T4">15</text:span></text:p>
          </table:table-cell>
        </table:table-row>
        <table:table-row>
          <table:table-cell table:style-name="t1.A3" office:value-type="string">
            <text:p text:style-name="P19">7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office:value-type="string">
            <text:p text:style-name="P20">$1-61</text:p>
          </table:table-cell>
          <table:table-cell table:style-name="t1.B3" office:value-type="string">
            <text:p text:style-name="P20">$1-71</text:p>
          </table:table-cell>
          <table:table-cell table:style-name="t1.B3" office:value-type="string">
            <text:p text:style-name="P20">$1-81</text:p>
          </table:table-cell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19">70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office:value-type="string">
            <text:p text:style-name="P20">$1-62</text:p>
          </table:table-cell>
          <table:table-cell table:style-name="t1.B3" office:value-type="string">
            <text:p text:style-name="P20">$1-72</text:p>
          </table:table-cell>
          <table:table-cell table:style-name="t1.B3" office:value-type="string">
            <text:p text:style-name="P20">$1-82</text:p>
          </table:table-cell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19">0<text:span text:style-name="T7">,</text:span>7 м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office:value-type="string">
            <text:p text:style-name="P20">$1-63</text:p>
          </table:table-cell>
          <table:table-cell table:style-name="t1.B3" office:value-type="string">
            <text:p text:style-name="P20">$1-73</text:p>
          </table:table-cell>
          <table:table-cell table:style-name="t1.B3" office:value-type="string">
            <text:p text:style-name="P20">$1-83</text:p>
          </table:table-cell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19">7,0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office:value-type="string">
            <text:p text:style-name="P20">$1-64</text:p>
          </table:table-cell>
          <table:table-cell table:style-name="t1.B3" office:value-type="string">
            <text:p text:style-name="P20">$1-74</text:p>
          </table:table-cell>
          <table:table-cell table:style-name="t1.B3" office:value-type="string">
            <text:p text:style-name="P20">$1-84</text:p>
          </table:table-cell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3" office:value-type="string">
            <text:p text:style-name="P19">70 мЗв/ч</text:p>
          </table:table-cell>
          <table:table-cell table:style-name="t1.B3" office:value-type="string">
            <text:p text:style-name="P20">$1-3<text:span text:style-name="T4">5</text:span></text:p>
          </table:table-cell>
          <table:table-cell table:style-name="t1.B3" office:value-type="string">
            <text:p text:style-name="P20">$1-4<text:span text:style-name="T4">5</text:span></text:p>
          </table:table-cell>
          <table:table-cell table:style-name="t1.B3" office:value-type="string">
            <text:p text:style-name="P20">$1-6<text:span text:style-name="T4">5</text:span></text:p>
          </table:table-cell>
          <table:table-cell table:style-name="t1.B3" office:value-type="string">
            <text:p text:style-name="P20">$1-7<text:span text:style-name="T4">5</text:span></text:p>
          </table:table-cell>
          <table:table-cell table:style-name="t1.B3" office:value-type="string">
            <text:p text:style-name="P20">$1-8<text:span text:style-name="T4">5</text:span></text:p>
          </table:table-cell>
          <table:table-cell table:style-name="t1.B3" office:value-type="string">
            <text:p text:style-name="P20">$1-0<text:span text:style-name="T4">5</text:span></text:p>
          </table:table-cell>
          <table:table-cell table:style-name="t1.B3" office:value-type="string">
            <text:p text:style-name="P20">$1-1<text:span text:style-name="T4">5</text:span></text:p>
          </table:table-cell>
          <table:table-cell table:style-name="t1.B3" office:value-type="string">
            <text:p text:style-name="P20">$1-2<text:span text:style-name="T4">5</text:span></text:p>
          </table:table-cell>
          <table:covered-table-cell/>
        </table:table-row>
        <table:table-row>
          <table:table-cell table:style-name="t1.A3" office:value-type="string">
            <text:p text:style-name="P19"><text:span text:style-name="T7">0,7</text:span> Зв/ч</text:p>
          </table:table-cell>
          <table:table-cell table:style-name="t1.B3" office:value-type="string">
            <text:p text:style-name="P20">$1-3<text:span text:style-name="T4">6</text:span></text:p>
          </table:table-cell>
          <table:table-cell table:style-name="t1.B3" office:value-type="string">
            <text:p text:style-name="P20">$1-<text:span text:style-name="T4">46</text:span></text:p>
          </table:table-cell>
          <table:table-cell table:style-name="t1.B3" office:value-type="string">
            <text:p text:style-name="P20">$1-6<text:span text:style-name="T4">6</text:span></text:p>
          </table:table-cell>
          <table:table-cell table:style-name="t1.B3" office:value-type="string">
            <text:p text:style-name="P20">$1-7<text:span text:style-name="T4">6</text:span></text:p>
          </table:table-cell>
          <table:table-cell table:style-name="t1.B3" office:value-type="string">
            <text:p text:style-name="P20">$1-8<text:span text:style-name="T4">6</text:span></text:p>
          </table:table-cell>
          <table:table-cell table:style-name="t1.B3" office:value-type="string">
            <text:p text:style-name="P20">$1-0<text:span text:style-name="T4">6</text:span></text:p>
          </table:table-cell>
          <table:table-cell table:style-name="t1.B3" office:value-type="string">
            <text:p text:style-name="P20">$1-1<text:span text:style-name="T4">6</text:span></text:p>
          </table:table-cell>
          <table:table-cell table:style-name="t1.B3" office:value-type="string">
            <text:p text:style-name="P20">$1-2<text:span text:style-name="T4">6</text:span></text:p>
          </table:table-cell>
          <table:covered-table-cell/>
        </table:table-row>
        <table:table-row>
          <table:table-cell table:style-name="t1.A3" office:value-type="string">
            <text:p text:style-name="P19">7 Зв/ч</text:p>
          </table:table-cell>
          <table:table-cell table:style-name="t1.B3" office:value-type="string">
            <text:p text:style-name="P20">$1-3<text:span text:style-name="T4">7</text:span></text:p>
          </table:table-cell>
          <table:table-cell table:style-name="t1.B3" office:value-type="string">
            <text:p text:style-name="P20">$1-<text:span text:style-name="T4">47</text:span></text:p>
          </table:table-cell>
          <table:table-cell table:style-name="t1.B3" office:value-type="string">
            <text:p text:style-name="P20">$1-6<text:span text:style-name="T4">7</text:span></text:p>
          </table:table-cell>
          <table:table-cell table:style-name="t1.B3" office:value-type="string">
            <text:p text:style-name="P20">$1-7<text:span text:style-name="T4">7</text:span></text:p>
          </table:table-cell>
          <table:table-cell table:style-name="t1.B3" office:value-type="string">
            <text:p text:style-name="P20">$1-8<text:span text:style-name="T4">7</text:span></text:p>
          </table:table-cell>
          <table:table-cell table:style-name="t1.B3" office:value-type="string">
            <text:p text:style-name="P20">$1-0<text:span text:style-name="T4">7</text:span></text:p>
          </table:table-cell>
          <table:table-cell table:style-name="t1.B3" office:value-type="string">
            <text:p text:style-name="P20">$1-1<text:span text:style-name="T4">7</text:span></text:p>
          </table:table-cell>
          <table:table-cell table:style-name="t1.B3" office:value-type="string">
            <text:p text:style-name="P20">$1-2<text:span text:style-name="T4">7</text:span>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25">В точк<text:span text:style-name="T7">е</text:span> <text:span text:style-name="T7">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15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61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8"/>
      <table:table table:name="tgradtitle" table:style-name="tgradtitle">
        <table:table-column table:style-name="tgradtitle.A"/>
        <table:table-row>
          <table:table-cell table:style-name="tgradtitle.A1" office:value-type="string">
            <text:p text:style-name="P33"><text:span text:style-name="T59">3.2 </text:span><text:span text:style-name="T60">Определение градуировочного значения от эталонного источника</text:span></text:p>
          </table:table-cell>
        </table:table-row>
      </table:table>
      <text:p text:style-name="P34"/>
      <table:table table:name="tgradhead" table:style-name="tgradhead">
        <table:table-column table:style-name="tgradhead.A" table:number-columns-repeated="3"/>
        <table:table-row>
          <table:table-cell table:style-name="tgradhead.A1" office:value-type="string">
            <text:p text:style-name="P35">Заводской номер БД</text:p>
          </table:table-cell>
          <table:table-cell table:style-name="tgradhead.B1" office:value-type="string">
            <text:p text:style-name="P36"><text:span text:style-name="T65">Градуировочное значение </text:span><text:span text:style-name="T67">Н</text:span><text:span text:style-name="T66">г</text:span><text:span text:style-name="T65">, <text:s text:c="9"/>нЗв/ч</text:span></text:p>
          </table:table-cell>
          <table:table-cell table:style-name="tgradhead.C1" office:value-type="string">
            <text:p text:style-name="P36"><text:span text:style-name="T65">Активность эталонного источника </text:span><text:span text:style-name="T67">А</text:span><text:span text:style-name="T66">0</text:span><text:span text:style-name="T65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21">$bd_num_g1<text:span text:style-name="T63">$</text:span></text:p>
          </table:table-cell>
          <table:table-cell table:style-name="tgrad1.B1" office:value-type="string">
            <text:p text:style-name="P21">$grad1$</text:p>
          </table:table-cell>
          <table:table-cell table:style-name="tgrad1.C1" office:value-type="string">
            <text:p text:style-name="P2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21">$bd_num_g2<text:span text:style-name="T63">$</text:span></text:p>
          </table:table-cell>
          <table:table-cell table:style-name="tgrad2.B1" office:value-type="string">
            <text:p text:style-name="P21">$grad2$</text:p>
          </table:table-cell>
          <table:table-cell table:style-name="tgrad2.C1" office:value-type="string">
            <text:p text:style-name="P2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21">$bd_num_g3<text:span text:style-name="T63">$</text:span></text:p>
          </table:table-cell>
          <table:table-cell table:style-name="tgrad3.B1" office:value-type="string">
            <text:p text:style-name="P21">$grad3$</text:p>
          </table:table-cell>
          <table:table-cell table:style-name="tgrad3.C1" office:value-type="string">
            <text:p text:style-name="P22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21">$bd_num_g4<text:span text:style-name="T63">$</text:span></text:p>
          </table:table-cell>
          <table:table-cell table:style-name="tgrad4.B1" office:value-type="string">
            <text:p text:style-name="P21">$grad4$</text:p>
          </table:table-cell>
          <table:table-cell table:style-name="tgrad4.C1" office:value-type="string">
            <text:p text:style-name="P22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21">$bd_num_g5<text:span text:style-name="T63">$</text:span></text:p>
          </table:table-cell>
          <table:table-cell table:style-name="tgrad5.B1" office:value-type="string">
            <text:p text:style-name="P21">$grad5$</text:p>
          </table:table-cell>
          <table:table-cell table:style-name="tgrad5.C1" office:value-type="string">
            <text:p text:style-name="P2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21">$bd_num_g6<text:span text:style-name="T63">$</text:span></text:p>
          </table:table-cell>
          <table:table-cell table:style-name="tgrad6.B1" office:value-type="string">
            <text:p text:style-name="P21">$grad6$</text:p>
          </table:table-cell>
          <table:table-cell table:style-name="tgrad6.C1" office:value-type="string">
            <text:p text:style-name="P2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21">$bd_num_g7<text:span text:style-name="T63">$</text:span></text:p>
          </table:table-cell>
          <table:table-cell table:style-name="tgrad7.B1" office:value-type="string">
            <text:p text:style-name="P21">$grad7$</text:p>
          </table:table-cell>
          <table:table-cell table:style-name="tgrad7.C1" office:value-type="string">
            <text:p text:style-name="P2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21">$bd_num_g8<text:span text:style-name="T63">$</text:span></text:p>
          </table:table-cell>
          <table:table-cell table:style-name="tgrad8.B1" office:value-type="string">
            <text:p text:style-name="P21">$grad8$</text:p>
          </table:table-cell>
          <table:table-cell table:style-name="tgrad8.C1" office:value-type="string">
            <text:p text:style-name="P2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21">$bd_num_g9<text:span text:style-name="T63">$</text:span></text:p>
          </table:table-cell>
          <table:table-cell table:style-name="tgrad9.B1" office:value-type="string">
            <text:p text:style-name="P21">$grad9$</text:p>
          </table:table-cell>
          <table:table-cell table:style-name="tgrad9.C1" office:value-type="string">
            <text:p text:style-name="P2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21">$bd_num_g10<text:span text:style-name="T63">$</text:span></text:p>
          </table:table-cell>
          <table:table-cell table:style-name="tgrad10.B1" office:value-type="string">
            <text:p text:style-name="P21">$grad10$</text:p>
          </table:table-cell>
          <table:table-cell table:style-name="tgrad10.C1" office:value-type="string">
            <text:p text:style-name="P22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21">$bd_num_g11<text:span text:style-name="T63">$</text:span></text:p>
          </table:table-cell>
          <table:table-cell table:style-name="tgrad11.B1" office:value-type="string">
            <text:p text:style-name="P21">$grad11$</text:p>
          </table:table-cell>
          <table:table-cell table:style-name="tgrad11.C1" office:value-type="string">
            <text:p text:style-name="P22">$activity</text:p>
          </table:table-cell>
        </table:table-row>
      </table:table>
      <table:table table:name="tgrad12" table:style-name="tgrad12">
        <table:table-column table:style-name="tgrad12.A" table:number-columns-repeated="3"/>
        <text:soft-page-break/>
        <table:table-row>
          <table:table-cell table:style-name="tgrad12.A1" office:value-type="string">
            <text:p text:style-name="P21">$bd_num_g12<text:span text:style-name="T63">$</text:span></text:p>
          </table:table-cell>
          <table:table-cell table:style-name="tgrad12.B1" office:value-type="string">
            <text:p text:style-name="P21">$grad12$</text:p>
          </table:table-cell>
          <table:table-cell table:style-name="tgrad12.C1" office:value-type="string">
            <text:p text:style-name="P22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21">$bd_num_g13<text:span text:style-name="T63">$</text:span></text:p>
          </table:table-cell>
          <table:table-cell table:style-name="tgrad13.B1" office:value-type="string">
            <text:p text:style-name="P21">$grad13$</text:p>
          </table:table-cell>
          <table:table-cell table:style-name="tgrad13.C1" office:value-type="string">
            <text:p text:style-name="P22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21">$bd_num_g14<text:span text:style-name="T63">$</text:span></text:p>
          </table:table-cell>
          <table:table-cell table:style-name="tgrad14.B1" office:value-type="string">
            <text:p text:style-name="P21">$grad14$</text:p>
          </table:table-cell>
          <table:table-cell table:style-name="tgrad14.C1" office:value-type="string">
            <text:p text:style-name="P22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21">$bd_num_g15<text:span text:style-name="T63">$</text:span></text:p>
          </table:table-cell>
          <table:table-cell table:style-name="tgrad15.B1" office:value-type="string">
            <text:p text:style-name="P21">$grad15$</text:p>
          </table:table-cell>
          <table:table-cell table:style-name="tgrad15.C1" office:value-type="string">
            <text:p text:style-name="P22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21">$bd_num_g16<text:span text:style-name="T63">$</text:span></text:p>
          </table:table-cell>
          <table:table-cell table:style-name="tgrad16.B1" office:value-type="string">
            <text:p text:style-name="P21">$grad16$</text:p>
          </table:table-cell>
          <table:table-cell table:style-name="tgrad16.C1" office:value-type="string">
            <text:p text:style-name="P22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21">$bd_num_g17<text:span text:style-name="T63">$</text:span></text:p>
          </table:table-cell>
          <table:table-cell table:style-name="tgrad17.B1" office:value-type="string">
            <text:p text:style-name="P21">$grad17$</text:p>
          </table:table-cell>
          <table:table-cell table:style-name="tgrad17.C1" office:value-type="string">
            <text:p text:style-name="P22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21">$bd_num_g18<text:span text:style-name="T63">$</text:span></text:p>
          </table:table-cell>
          <table:table-cell table:style-name="tgrad18.B1" office:value-type="string">
            <text:p text:style-name="P21">$grad18$</text:p>
          </table:table-cell>
          <table:table-cell table:style-name="tgrad18.C1" office:value-type="string">
            <text:p text:style-name="P22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21">$bd_num_g19<text:span text:style-name="T63">$</text:span></text:p>
          </table:table-cell>
          <table:table-cell table:style-name="tgrad19.B1" office:value-type="string">
            <text:p text:style-name="P21">$grad19$</text:p>
          </table:table-cell>
          <table:table-cell table:style-name="tgrad19.C1" office:value-type="string">
            <text:p text:style-name="P22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21">$bd_num_g20<text:span text:style-name="T63">$</text:span></text:p>
          </table:table-cell>
          <table:table-cell table:style-name="tgrad20.B1" office:value-type="string">
            <text:p text:style-name="P21">$grad20$</text:p>
          </table:table-cell>
          <table:table-cell table:style-name="tgrad20.C1" office:value-type="string">
            <text:p text:style-name="P22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21">$bd_num_g21<text:span text:style-name="T63">$</text:span></text:p>
          </table:table-cell>
          <table:table-cell table:style-name="tgrad21.B1" office:value-type="string">
            <text:p text:style-name="P21">$grad21$</text:p>
          </table:table-cell>
          <table:table-cell table:style-name="tgrad21.C1" office:value-type="string">
            <text:p text:style-name="P22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21">$bd_num_g22<text:span text:style-name="T63">$</text:span></text:p>
          </table:table-cell>
          <table:table-cell table:style-name="tgrad22.B1" office:value-type="string">
            <text:p text:style-name="P21">$grad22$</text:p>
          </table:table-cell>
          <table:table-cell table:style-name="tgrad22.C1" office:value-type="string">
            <text:p text:style-name="P22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21">$bd_num_g23<text:span text:style-name="T63">$</text:span></text:p>
          </table:table-cell>
          <table:table-cell table:style-name="tgrad23.B1" office:value-type="string">
            <text:p text:style-name="P21">$grad23$</text:p>
          </table:table-cell>
          <table:table-cell table:style-name="tgrad23.C1" office:value-type="string">
            <text:p text:style-name="P22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21">$bd_num_g24<text:span text:style-name="T63">$</text:span></text:p>
          </table:table-cell>
          <table:table-cell table:style-name="tgrad24.B1" office:value-type="string">
            <text:p text:style-name="P21">$grad24$</text:p>
          </table:table-cell>
          <table:table-cell table:style-name="tgrad24.C1" office:value-type="string">
            <text:p text:style-name="P22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21">$bd_num_g25<text:span text:style-name="T63">$</text:span></text:p>
          </table:table-cell>
          <table:table-cell table:style-name="tgrad25.B1" office:value-type="string">
            <text:p text:style-name="P21">$grad25$</text:p>
          </table:table-cell>
          <table:table-cell table:style-name="tgrad25.C1" office:value-type="string">
            <text:p text:style-name="P22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21">$bd_num_g26<text:span text:style-name="T63">$</text:span></text:p>
          </table:table-cell>
          <table:table-cell table:style-name="tgrad26.B1" office:value-type="string">
            <text:p text:style-name="P21">$grad26$</text:p>
          </table:table-cell>
          <table:table-cell table:style-name="tgrad26.C1" office:value-type="string">
            <text:p text:style-name="P22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21">$bd_num_g27<text:span text:style-name="T63">$</text:span></text:p>
          </table:table-cell>
          <table:table-cell table:style-name="tgrad27.B1" office:value-type="string">
            <text:p text:style-name="P21">$grad27$</text:p>
          </table:table-cell>
          <table:table-cell table:style-name="tgrad27.C1" office:value-type="string">
            <text:p text:style-name="P22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21">$bd_num_g28<text:span text:style-name="T63">$</text:span></text:p>
          </table:table-cell>
          <table:table-cell table:style-name="tgrad28.B1" office:value-type="string">
            <text:p text:style-name="P21">$grad28$</text:p>
          </table:table-cell>
          <table:table-cell table:style-name="tgrad28.C1" office:value-type="string">
            <text:p text:style-name="P22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21">$bd_num_g29<text:span text:style-name="T63">$</text:span></text:p>
          </table:table-cell>
          <table:table-cell table:style-name="tgrad29.B1" office:value-type="string">
            <text:p text:style-name="P21">$grad29$</text:p>
          </table:table-cell>
          <table:table-cell table:style-name="tgrad29.C1" office:value-type="string">
            <text:p text:style-name="P22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21">$bd_num_g30<text:span text:style-name="T63">$</text:span></text:p>
          </table:table-cell>
          <table:table-cell table:style-name="tgrad30.B1" office:value-type="string">
            <text:p text:style-name="P21">$grad30$</text:p>
          </table:table-cell>
          <table:table-cell table:style-name="tgrad30.C1" office:value-type="string">
            <text:p text:style-name="P22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21">$bd_num_g31<text:span text:style-name="T63">$</text:span></text:p>
          </table:table-cell>
          <table:table-cell table:style-name="tgrad31.B1" office:value-type="string">
            <text:p text:style-name="P21">$grad31$</text:p>
          </table:table-cell>
          <table:table-cell table:style-name="tgrad31.C1" office:value-type="string">
            <text:p text:style-name="P22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21">$bd_num_g32<text:span text:style-name="T63">$</text:span></text:p>
          </table:table-cell>
          <table:table-cell table:style-name="tgrad32.B1" office:value-type="string">
            <text:p text:style-name="P21">$grad32$</text:p>
          </table:table-cell>
          <table:table-cell table:style-name="tgrad32.C1" office:value-type="string">
            <text:p text:style-name="P22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21">$bd_num_g33<text:span text:style-name="T63">$</text:span></text:p>
          </table:table-cell>
          <table:table-cell table:style-name="tgrad33.B1" office:value-type="string">
            <text:p text:style-name="P21">$grad33$</text:p>
          </table:table-cell>
          <table:table-cell table:style-name="tgrad33.C1" office:value-type="string">
            <text:p text:style-name="P22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21">$bd_num_g34<text:span text:style-name="T63">$</text:span></text:p>
          </table:table-cell>
          <table:table-cell table:style-name="tgrad34.B1" office:value-type="string">
            <text:p text:style-name="P21">$grad34$</text:p>
          </table:table-cell>
          <table:table-cell table:style-name="tgrad34.C1" office:value-type="string">
            <text:p text:style-name="P22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21">$bd_num_g35<text:span text:style-name="T63">$</text:span></text:p>
          </table:table-cell>
          <table:table-cell table:style-name="tgrad35.B1" office:value-type="string">
            <text:p text:style-name="P21">$grad35$</text:p>
          </table:table-cell>
          <table:table-cell table:style-name="tgrad35.C1" office:value-type="string">
            <text:p text:style-name="P22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21">$bd_num_g36<text:span text:style-name="T63">$</text:span></text:p>
          </table:table-cell>
          <table:table-cell table:style-name="tgrad36.B1" office:value-type="string">
            <text:p text:style-name="P21">$grad36$</text:p>
          </table:table-cell>
          <table:table-cell table:style-name="tgrad36.C1" office:value-type="string">
            <text:p text:style-name="P22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21">$bd_num_g37<text:span text:style-name="T63">$</text:span></text:p>
          </table:table-cell>
          <table:table-cell table:style-name="tgrad37.B1" office:value-type="string">
            <text:p text:style-name="P21">$grad37$</text:p>
          </table:table-cell>
          <table:table-cell table:style-name="tgrad37.C1" office:value-type="string">
            <text:p text:style-name="P22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21">$bd_num_g38<text:span text:style-name="T63">$</text:span></text:p>
          </table:table-cell>
          <table:table-cell table:style-name="tgrad38.B1" office:value-type="string">
            <text:p text:style-name="P21">$grad38$</text:p>
          </table:table-cell>
          <table:table-cell table:style-name="tgrad38.C1" office:value-type="string">
            <text:p text:style-name="P22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21">$bd_num_g39<text:span text:style-name="T63">$</text:span></text:p>
          </table:table-cell>
          <table:table-cell table:style-name="tgrad39.B1" office:value-type="string">
            <text:p text:style-name="P21">$grad39$</text:p>
          </table:table-cell>
          <table:table-cell table:style-name="tgrad39.C1" office:value-type="string">
            <text:p text:style-name="P22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21">$bd_num_g40<text:span text:style-name="T63">$</text:span></text:p>
          </table:table-cell>
          <table:table-cell table:style-name="tgrad40.B1" office:value-type="string">
            <text:p text:style-name="P21">$grad40$</text:p>
          </table:table-cell>
          <table:table-cell table:style-name="tgrad40.C1" office:value-type="string">
            <text:p text:style-name="P2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ext:p text:style-name="Обычный"><text:span text:style-name="Основной_20_шрифт_20_абзаца"><text:span text:style-name="T13">Выводы:</text:span></text:span><text:span text:style-name="Основной_20_шрифт_20_абзаца"><text:span text:style-name="T16"> </text:span></text:span><text:span text:style-name="Основной_20_шрифт_20_абзаца"><text:span text:style-name="T11"><text:tab/>Годен (не годен)</text:span></text:span></text:p>
      <text:p text:style-name="P3"/>
      <text:p text:style-name="P3">Квитанция-счёт: № 48_______;</text:p>
      <text:p text:style-name="P16"><text:span text:style-name="Основной_20_шрифт_20_абзаца"><text:span text:style-name="T11">Свидетельство (заключение о непригодности)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</text:span></text:span></text:p>
      <text:p text:style-name="P16"><text:span text:style-name="Основной_20_шрифт_20_абзаца"><text:span text:style-name="T11">Клеймо-наклейка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 </text:span></text:span></text:p>
      <text:p text:style-name="P3"/>
      <text:p text:style-name="P17"><text:span text:style-name="Основной_20_шрифт_20_абзаца"><text:span text:style-name="T11">Дата </text:span></text:span><text:span text:style-name="Основной_20_шрифт_20_абзаца"><text:span text:style-name="T14"><text:s text:c="30"/></text:span></text:span><text:span text:style-name="Основной_20_шрифт_20_абзаца"><text:span text:style-name="T11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30T16:26:03.67</dc:date>
    <meta:editing-duration>P3DT11H57M44S</meta:editing-duration>
    <meta:editing-cycles>392</meta:editing-cycles>
    <meta:generator>OpenOffice/4.1.6$Win32 OpenOffice.org_project/416m1$Build-9790</meta:generator>
    <meta:document-statistic meta:table-count="45" meta:image-count="0" meta:object-count="9" meta:page-count="2" meta:paragraph-count="247" meta:word-count="413" meta:character-count="3176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